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cb6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62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main 1: Preliminary Work and Taxpayer Data, 14 Questions</text:p>
      <text:p text:style-name="Standard"/>
      <text:p text:style-name="P1">1.1. Preliminary work to prepare tax returns</text:p>
      <text:p text:style-name="Standard"/>
      <text:p text:style-name="Standard">-Use of prior years' returns for comparison, accuracy, and carryovers for current year's return</text:p>
      <text:p text:style-name="Standard">-Taxpayer personal information (e.g., date of birth, marital status, dependents, identity protection PIN, state issued photo ID)</text:p>
      <text:p text:style-name="Standard">-Residency status and/or citizenship (e.g., , visas, green cards, resident alien or non-resident alien, ITIN)</text:p>
      <text:p text:style-name="Standard">-Filing requirements and due date</text:p>
      <text:p text:style-name="Standard">-Taxpayer filing status</text:p>
      <text:p text:style-name="Standard">-Sources of worldwide taxable and non-taxable income (e.g., interest, wages, business, sales of property, dividends, rental income, flow-through entities, alimony received)</text:p>
      <text:p text:style-name="Standard">-Sources of applicable exclusions and adjustments to gross income (e.g., foreign earned income exclusion, retirement plans, HSAs, alimony paid, health insurance, self-employment tax)</text:p>
      <text:p text:style-name="Standard">-Sources of applicable deductions (e.g., itemized, standard)</text:p>
      <text:p text:style-name="Standard">-Qualifications for dependency</text:p>
      <text:p text:style-name="Standard">-Sources of applicable credits (e.g., education, foreign tax, child and dependent care, credit for other dependents, child tax credit)</text:p>
      <text:p text:style-name="Standard">-Sources of tax payments and refundable credits</text:p>
      <text:p text:style-name="Standard">-Previous IRS correspondence with taxpayer</text:p>
      <text:p text:style-name="Standard">-Additional required returns to be filed, and taxes paid (e.g., employment, gifts, international information returns, and other information returns)</text:p>
      <text:p text:style-name="Standard">-Special filing requirements (e.g. foreign income, presidentially declared disaster areas, injured spouse)</text:p>
      <text:p text:style-name="Standard">-Foreign account and asset reporting (e.g., FBAR, Form 8938)</text:p>
      <text:p text:style-name="Standard">-Minor children's unearned income (“Kiddie” tax)</text:p>
      <text:p text:style-name="Standard">-ACA requirements (e.g., , total household income, premium tax credit, household size)</text:p>
      <text:p text:style-name="Standard"/>
      <text:p text:style-name="P2">Domain 2: Income and Assets, 17 Questions</text:p>
      <text:p text:style-name="Standard"/>
      <text:p text:style-name="P1">2.1. Income</text:p>
      <text:p text:style-name="Standard"/>
      <text:p text:style-name="Standard">-Taxability of wages, salaries and other earnings-<text:span text:style-name="T1">W2 or 1099-NEC</text:span></text:p>
      <text:p text:style-name="Standard">-Interest Income (e.g., taxable and non-taxable)-<text:span text:style-name="T1">1040-INT</text:span></text:p>
      <text:p text:style-name="Standard">-Dividends and other distributions from mutual funds, corporations, and other entities-<text:span text:style-name="T1">1040-DIV</text:span></text:p>
      <text:p text:style-name="Standard">-Personal property rental</text:p>
      <text:p text:style-name="Standard">-Gambling income and allowable deductions-Form W-2G, documentation</text:p>
      <text:p text:style-name="Standard">-Tax treatment of cancellation of debt-Form 1099-C, foreclosures, insolvency</text:p>
      <text:p text:style-name="Standard">-Tax treatment of a U.S. citizen/resident with foreign income (e.g., tax treaties, Form 1116, Form 2555, Form 3520, Form 5471)</text:p>
      <text:p text:style-name="Standard">-Other income-scholarships, barter income, hobby income, alimony, non-taxable combat pay, unearned income, taxable recoveries, N<text:span text:style-name="T1">et </text:span>O<text:span text:style-name="T1">perating </text:span>L<text:span text:style-name="T1">osses (NOL)</text:span>, illegal income</text:p>
      <text:p text:style-name="Standard">-Constructive receipt of income</text:p>
      <text:p text:style-name="Standard">-Constructive dividends (e.g., payments of personal expenses from a business entity)</text:p>
      <text:p text:style-name="Standard">-Passive income and loss</text:p>
      <text:p text:style-name="Standard">-Pass-through income-<text:span text:style-name="T2">Schedule K-1</text:span>, income, deductions, basis, qualified business income (QBI) items)</text:p>
      <text:p text:style-name="Standard">-Royalties and related expenses-<text:span text:style-name="T3">Schedule A-</text:span><text:span text:style-name="T2">Additional Income &amp; Adjustments</text:span></text:p>
      <text:p text:style-name="Standard">-State/local income tax refund and other itemized deduction recoveries</text:p>
      <text:p text:style-name="Standard">-1099 MISC, 1099 NEC, 1099 K reporting, irregularities, and corrections</text:p>
      <text:p text:style-name="Standard"/>
      <text:p text:style-name="P1">2.2. Retirement income</text:p>
      <text:p text:style-name="Standard"/>
      <text:p text:style-name="Standard">-Basis in a traditional IRA (Form 8606)</text:p>
      <text:p text:style-name="Standard">-Comparison of and distributions from traditional and Roth IRAs</text:p>
      <text:p text:style-name="Standard"><text:soft-page-break/>-Distributions from qualified and non-qualified plans (e.g., pre-tax, after-tax, rollovers, Form 1099R, qualified charitable distribution)</text:p>
      <text:p text:style-name="Standard">-Excess contributions and tax treatment (e.g., penalties)</text:p>
      <text:p text:style-name="Standard">-Penalties and exceptions on premature distributions from qualified retirement plans and IRAs</text:p>
      <text:p text:style-name="Standard">-Prohibited transactions and tax consequences</text:p>
      <text:p text:style-name="Standard">-IRA conversions and recharacterization (Form 8606)</text:p>
      <text:p text:style-name="Standard">-Required minimum distributions</text:p>
      <text:p text:style-name="Standard">-Loans from qualified plans</text:p>
      <text:p text:style-name="Standard">-Taxability of Social Security and Railroad Retirement benefits</text:p>
      <text:p text:style-name="Standard">-Inherited retirement accounts</text:p>
      <text:p text:style-name="Standard">-Foreign pensions and retirement income</text:p>
      <text:p text:style-name="Standard"/>
      <text:p text:style-name="P1">2.3. Property, real and personal</text:p>
      <text:p text:style-name="Standard"/>
      <text:p text:style-name="Standard">-Sale or disposition of property including depreciation recapture rules and 1099A</text:p>
      <text:p text:style-name="Standard">-Capital gains and losses (e.g., netting effect, short-term, long-term, mark-to-market, virtual currency)</text:p>
      <text:p text:style-name="Standard">-Basis of assets (e.g., purchased, gifted or inherited)</text:p>
      <text:p text:style-name="Standard">-Basis of stock after stock splits and/or stock dividends (e.g., research, schedules, brokerage re cords)</text:p>
      <text:p text:style-name="Standard">-Publicly traded partnerships (PTP) (e.g., sales, dispositions, losses)</text:p>
      <text:p text:style-name="Standard">-Sale of a personal residence (e.g., IRC sec 121 exclusions)</text:p>
      <text:p text:style-name="Standard">-Installment sales (e.g., related parties, original cost, date of acquisition, possible recalculations and recharacterization)</text:p>
      <text:p text:style-name="Standard">-Options (e.g., stock, commodity, ISO, ESPP)</text:p>
      <text:p text:style-name="Standard">-Like-kind exchange</text:p>
      <text:p text:style-name="Standard">-Non-business bad debts</text:p>
      <text:p text:style-name="Standard">-Investor versus trader 2.4.Adjustments to Income</text:p>
      <text:p text:style-name="Standard">-Self-employment tax</text:p>
      <text:p text:style-name="Standard">-Retirement contribution limits and deductibility (e.g., earned compensation requirements)</text:p>
      <text:p text:style-name="Standard">-Health savings accounts</text:p>
      <text:p text:style-name="Standard">-Other adjustments to income (e.g., student loan interest, alimony, moving expenses for active military, write-in adjustments)</text:p>
      <text:p text:style-name="Standard">-Self-Employed Health Insurance</text:p>
      <text:p text:style-name="Standard"/>
      <text:p text:style-name="P2">Domain 3: Deductions and Credits, 17 Questions</text:p>
      <text:p text:style-name="Standard"/>
      <text:p text:style-name="P1">3.1. Itemized deductions and QBI</text:p>
      <text:p text:style-name="Standard"/>
      <text:p text:style-name="Standard">-Medical, dental, vision, long-term care expenses</text:p>
      <text:p text:style-name="Standard">-Various taxes (e.g., state and local, personal property, real estate)</text:p>
      <text:p text:style-name="Standard">-Interest expense (e.g., mortgage interest, investment interest, tracing rules, points, indebtedness limitations)</text:p>
      <text:p text:style-name="Standard">-Charitable contributions (e.g., cash, non-cash, limitations, documentation required)</text:p>
      <text:p text:style-name="Standard">-Nonbusiness casualty and theft losses</text:p>
      <text:p text:style-name="Standard">-Other itemized deductions</text:p>
      <text:p text:style-name="Standard">-Itemized deductions for Form 1040-NR</text:p>
      <text:p text:style-name="Standard">-Qualified Business Income (QBI) deduction</text:p>
      <text:p text:style-name="Standard"/>
      <text:p text:style-name="P1">3.2. Credits</text:p>
      <text:p text:style-name="Standard"/>
      <text:p text:style-name="Standard">-Child and dependent care credit</text:p>
      <text:p text:style-name="Standard">-Child tax credit and credit for other dependents</text:p>
      <text:p text:style-name="Standard">-Education credits</text:p>
      <text:p text:style-name="Standard">-Foreign tax credit</text:p>
      <text:p text:style-name="Standard">-Earned income tax credit (e.g., paid preparer's earned income credit checklist, eligibility and disallowance)</text:p>
      <text:p text:style-name="Standard">-Adoption credits (e.g., carryovers, limitations, special needs)</text:p>
      <text:p text:style-name="Standard">-ACA premium tax credit</text:p>
      <text:p text:style-name="Standard"><text:soft-page-break/>-Other credits (refundable and non-refundable) (e.g., health coverage tax credit, energy credits, Retirement savings contribution credit)</text:p>
      <text:p text:style-name="Standard"/>
      <text:p text:style-name="P2">Domain 4: Taxation, 15 Questions</text:p>
      <text:p text:style-name="Standard"/>
      <text:p text:style-name="P1">4.1. Taxation</text:p>
      <text:p text:style-name="Standard"/>
      <text:p text:style-name="Standard">-Alternative minimum tax and credit for prior year</text:p>
      <text:p text:style-name="Standard">-Household employees</text:p>
      <text:p text:style-name="Standard">-Underpayment penalties and interest</text:p>
      <text:p text:style-name="Standard">-Self-employment tax</text:p>
      <text:p text:style-name="Standard">-Excess Social Security withholding</text:p>
      <text:p text:style-name="Standard">-Tax provisions for members of the clergy</text:p>
      <text:p text:style-name="Standard">-Tax provisions for members of the military</text:p>
      <text:p text:style-name="Standard">-Income in respect of decedent</text:p>
      <text:p text:style-name="Standard">-Net investment income tax</text:p>
      <text:p text:style-name="Standard">-Additional Medicare tax</text:p>
      <text:p text:style-name="Standard">-Uncollected Social Security and Medicare tax</text:p>
      <text:p text:style-name="Standard">-Other taxes (e.g., first time homebuyer credit repayment)</text:p>
      <text:p text:style-name="Standard"/>
      <text:p text:style-name="P2">Domain 5: Advising the individual taxpayer 11 Questions</text:p>
      <text:p text:style-name="Standard"/>
      <text:p text:style-name="P1">5.1. Advising the Individual Taxpayer</text:p>
      <text:p text:style-name="Standard"/>
      <text:p text:style-name="Standard">-Reporting obligations for individuals (e.g., 1099, bartering, cash)</text:p>
      <text:p text:style-name="Standard">-Property sales (e.g., homes, stock, businesses, antiques, collectibles)</text:p>
      <text:p text:style-name="Standard">-Education planning (e.g., lifetime learning credit, IRC section 529 plans)</text:p>
      <text:p text:style-name="Standard">-Estate planning (e.g., gift versus inheritance, trusts, family partnerships, charitable giving, long- term care, life insurance)</text:p>
      <text:p text:style-name="Standard">-Retirement planning (e.g., annuities, IRAs, employer plans, early retirement rules, required minimum distribution, beneficiary ownership, charitable distributions from an IRA)</text:p>
      <text:p text:style-name="Standard">-Marriage and divorce (e.g., divorce settlement, common-law, community property, alimony)</text:p>
      <text:p text:style-name="Standard">-Items that will affect future/past returns (e.g., carryovers, net operating loss, Schedule D, Form 8801, negative QBI carryover)</text:p>
      <text:p text:style-name="Standard">-Injured spouse</text:p>
      <text:p text:style-name="Standard">-Innocent spouse</text:p>
      <text:p text:style-name="Standard">-Estimated tax and penalty avoidance (e.g., mid-year estimated tax planning)</text:p>
      <text:p text:style-name="Standard">-Adjustments, deductions, and credits for tax planning (e.g., timing of income and expenses)</text:p>
      <text:p text:style-name="Standard">-Character of transaction (e.g., use of capital gain rates versus ordinary income rates)</text:p>
      <text:p text:style-name="Standard">-Advantages and disadvantages of MFJ/MFS/HOH filing statuses in various scenarios (e.g., joint and several liability)</text:p>
      <text:p text:style-name="Standard">-Conditions for filing a claim for refund (e.g., amended returns)</text:p>
      <text:p text:style-name="Standard">-Penalty of perjury</text:p>
      <text:p text:style-name="Standard"/>
      <text:p text:style-name="P2">Domain 6: Specialized Returns for Individuals 11 Questions</text:p>
      <text:p text:style-name="Standard"/>
      <text:p text:style-name="P1">6.1. Estate Tax</text:p>
      <text:p text:style-name="Standard"/>
      <text:p text:style-name="Standard">-Gross estate, taxable estate (calculations and payments), unified credit</text:p>
      <text:p text:style-name="Standard">-Jointly held property</text:p>
      <text:p text:style-name="Standard">-Marital deduction and other marital issues (e.g., portability election)</text:p>
      <text:p text:style-name="Standard">-Life insurance, IRAs, and retirement plans</text:p>
      <text:p text:style-name="Standard">-Estate filing requirements and due dates (e.g., Form 706: Form 1041)</text:p>
      <text:p text:style-name="Standard"/>
      <text:p text:style-name="P1">6.2. Gift Tax</text:p>
      <text:p text:style-name="Standard"><text:soft-page-break/></text:p>
      <text:p text:style-name="Standard">-Gift-splitting</text:p>
      <text:p text:style-name="Standard">-Annual exclusion</text:p>
      <text:p text:style-name="Standard">-Unified credit</text:p>
      <text:p text:style-name="Standard">-Effect on estate tax (e.g., Generation skipping transfer tax)</text:p>
      <text:p text:style-name="Standard">-Filing requirements (e.g., Form 709) 6.3.International Information Reporting</text:p>
      <text:p text:style-name="Standard">- Filing and reporting requirements and due dates (e.g., FBAR, Form 8938, Form 8865, Form 5471, Form 3520)</text:p>
      <text:p text:style-name="Standard">-Covered accounts (e.g., FBAR, Form 8938)</text:p>
      <text:p text:style-name="Standard">-Potential penalties (e.g., failure to file, underreporting, substantially incomplete, statute of limitations, reduction of tax attributes)</text:p>
      <text:p text:style-name="Standard">-Distinctions between FBAR and Form 8938 require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2:01:58.084581368</meta:creation-date>
    <dc:date>2025-01-02T22:13:42.814368572</dc:date>
    <meta:editing-duration>PT11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33" meta:word-count="1070" meta:character-count="8231" meta:non-whitespace-character-count="7294"/>
  </office:meta>
</office:document-meta>
</file>